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'Ubuntu Mono', consolas, source-code-pro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>
      <style:paragraph-properties fo:margin-top="0cm" fo:margin-bottom="0.247cm" style:contextual-spacing="false"/>
    </style:style>
    <style:style style:name="P7" style:family="paragraph" style:parent-style-name="Text_20_body">
      <style:paragraph-properties fo:margin-top="0cm" fo:margin-bottom="0.247cm" style:contextual-spacing="false" fo:text-align="start" style:justify-single-word="false"/>
      <style:text-properties loext:padding="0cm" loext:border="none"/>
    </style:style>
    <style:style style:name="P8" style:family="paragraph" style:parent-style-name="Text_20_body">
      <style:paragraph-properties fo:margin-top="0cm" fo:margin-bottom="0cm" style:contextual-spacing="false" fo:text-align="start" style:justify-single-word="false"/>
      <style:text-properties loext:padding="0cm" loext:border="none"/>
    </style:style>
    <style:style style:name="P9" style:family="paragraph" style:parent-style-name="Text_20_body" style:list-style-name="L1">
      <style:paragraph-properties fo:margin-top="0cm" fo:margin-bottom="0cm" style:contextual-spacing="false" fo:text-align="start" style:justify-single-word="false"/>
    </style:style>
    <style:style style:name="P10" style:family="paragraph" style:parent-style-name="Text_20_body" style:list-style-name="L1">
      <style:paragraph-properties fo:text-align="start" style:justify-single-word="false"/>
    </style:style>
    <style:style style:name="P11" style:family="paragraph" style:parent-style-name="Text_20_body" style:list-style-name="L3">
      <style:paragraph-properties fo:margin-top="0cm" fo:margin-bottom="0.247cm" style:contextual-spacing="false" fo:text-align="start" style:justify-single-word="false"/>
    </style:style>
    <style:style style:name="P12" style:family="paragraph" style:parent-style-name="Text_20_body" style:list-style-name="L3">
      <style:paragraph-properties fo:margin-top="0cm" fo:margin-bottom="0cm" style:contextual-spacing="false" fo:text-align="start" style:justify-single-word="false"/>
    </style:style>
    <style:style style:name="P13" style:family="paragraph" style:parent-style-name="Text_20_body" style:list-style-name="L3">
      <style:paragraph-properties fo:text-align="start" style:justify-single-word="false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ext_20_body" style:list-style-name="L4">
      <style:paragraph-properties fo:margin-top="0cm" fo:margin-bottom="0cm" style:contextual-spacing="false" fo:text-align="start" style:justify-single-word="false"/>
    </style:style>
    <style:style style:name="P16" style:family="paragraph" style:parent-style-name="Text_20_body" style:list-style-name="L4">
      <style:paragraph-properties fo:text-align="start" style:justify-single-word="false"/>
    </style:style>
    <style:style style:name="P17" style:family="paragraph" style:parent-style-name="Text_20_body" style:list-style-name="L5">
      <style:paragraph-properties fo:text-align="start" style:justify-single-word="false"/>
    </style:style>
    <style:style style:name="P18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P19" style:family="paragraph" style:parent-style-name="Text_20_body" style:list-style-name="L6">
      <style:paragraph-properties fo:margin-top="0cm" fo:margin-bottom="0cm" style:contextual-spacing="false" fo:text-align="start" style:justify-single-word="false"/>
    </style:style>
    <style:style style:name="P20" style:family="paragraph" style:parent-style-name="Text_20_body" style:list-style-name="L6">
      <style:paragraph-properties fo:text-align="start" style:justify-single-word="false"/>
    </style:style>
    <style:style style:name="P21" style:family="paragraph" style:parent-style-name="Text_20_body" style:list-style-name="L7">
      <style:paragraph-properties fo:margin-top="0cm" fo:margin-bottom="0cm" style:contextual-spacing="false" fo:text-align="start" style:justify-single-word="false"/>
    </style:style>
    <style:style style:name="P22" style:family="paragraph" style:parent-style-name="Text_20_body" style:list-style-name="L7">
      <style:paragraph-properties fo:text-align="start" style:justify-single-word="false"/>
    </style:style>
    <style:style style:name="P23" style:family="paragraph" style:parent-style-name="Text_20_body" style:list-style-name="L8">
      <style:paragraph-properties fo:margin-top="0cm" fo:margin-bottom="0cm" style:contextual-spacing="false" fo:text-align="start" style:justify-single-word="false"/>
    </style:style>
    <style:style style:name="P24" style:family="paragraph" style:parent-style-name="Text_20_body" style:list-style-name="L8">
      <style:paragraph-properties fo:text-align="start" style:justify-single-word="false"/>
    </style:style>
    <style:style style:name="P25" style:family="paragraph" style:parent-style-name="Text_20_body" style:list-style-name="L9">
      <style:paragraph-properties fo:margin-top="0cm" fo:margin-bottom="0cm" style:contextual-spacing="false" fo:text-align="start" style:justify-single-word="false"/>
    </style:style>
    <style:style style:name="P26" style:family="paragraph" style:parent-style-name="Text_20_body" style:list-style-name="L9">
      <style:paragraph-properties fo:text-align="start" style:justify-single-word="false"/>
    </style:style>
    <style:style style:name="P27" style:family="paragraph" style:parent-style-name="Text_20_body" style:list-style-name="L10">
      <style:paragraph-properties fo:margin-top="0cm" fo:margin-bottom="0cm" style:contextual-spacing="false" fo:text-align="start" style:justify-single-word="false"/>
    </style:style>
    <style:style style:name="P28" style:family="paragraph" style:parent-style-name="Text_20_body" style:list-style-name="L10">
      <style:paragraph-properties fo:text-align="start" style:justify-single-word="false"/>
    </style:style>
    <style:style style:name="P29" style:family="paragraph" style:parent-style-name="Text_20_body" style:list-style-name="L11">
      <style:paragraph-properties fo:margin-top="0cm" fo:margin-bottom="0cm" style:contextual-spacing="false" fo:text-align="start" style:justify-single-word="false"/>
    </style:style>
    <style:style style:name="P30" style:family="paragraph" style:parent-style-name="Text_20_body" style:list-style-name="L11">
      <style:paragraph-properties fo:text-align="start" style:justify-single-word="false"/>
    </style:style>
    <style:style style:name="T1" style:family="text">
      <style:text-properties style:font-name="Menlo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Проект: Линейные модели в машинном обучении</text:h>
      <text:h text:style-name="Heading_20_2" text:outline-level="2">Описание проекта</text:h>
      <text:p text:style-name="P3"><text:tab/>Вы работаете в IT-компании, которая выполняет на заказ проекты по машинному обучению. К вам обратился фермер, владелец молочного хозяйства «Вольный луг». Он хочет купить бурёнок, чтобы расширить поголовье стада коров. Для этого он заключил выгодный контракт с ассоциацией пастбищ «ЭкоФерма».</text:p>
      <text:p text:style-name="P3">Условия позволяют фермеру очень тщательно отобрать коров. Он определяет качество молока по строгой методике, и при этом ему нужно выполнять свой план развития молочного хозяйства. Фермер хочет, чтобы каждая бурёнка давала не менее 6000 килограммов молока в год, а её надой был вкусным — строго по его критериям, ничуть не хуже. А продавцы и технологи так и норовят приукрасить своих коровок!</text:p>
      <text:p text:style-name="Text_20_body">Поэтому он просит вас разработать модель машинного обучения, которая поможет ему управлять рисками и принимать объективное решение о покупке. «ЭкоФерма» готова предоставить подробные данные о своих коровах. Вам нужно создать две прогнозные модели для отбора бурёнок в поголовье:</text:p>
      <text:list text:style-name="L1">
        <text:list-item>
          <text:p text:style-name="P9">Первая будет прогнозировать возможный удой коровы (целевой признак <text:span text:style-name="Source_20_Text"><text:span text:style-name="T1">Удой</text:span></text:span>);</text:p>
        </text:list-item>
        <text:list-item>
          <text:p text:style-name="P10">Вторая — рассчитывать вероятность получить вкусное молоко от коровы (целевой признак <text:span text:style-name="Source_20_Text"><text:span text:style-name="T1">Вкус молока</text:span></text:span>).</text:p>
        </text:list-item>
      </text:list>
      <text:p text:style-name="Text_20_body">С помощью модели нужно отобрать коров по двум критериям:</text:p>
      <text:list text:style-name="L2">
        <text:list-item>
          <text:p text:style-name="P4">средний удой за год — не менее 6000 килограммов;</text:p>
        </text:list-item>
        <text:list-item>
          <text:p text:style-name="P5">молоко должно быть вкусным.</text:p>
        </text:list-item>
      </text:list>
      <text:h text:style-name="Heading_20_2" text:outline-level="2">Описание данных</text:h>
      <text:p text:style-name="P6">Вы будете работать с тремя датасетами:</text:p>
      <text:p text:style-name="P3"><text:a xlink:type="simple" xlink:href="https://code.s3.yandex.net/datasets/ferma_main.csv" office:target-frame-name="_blank" xlink:show="new" text:style-name="Internet_20_link" text:visited-style-name="Visited_20_Internet_20_Link">ferma_main.csv</text:a></text:p>
      <text:p text:style-name="P3"><text:a xlink:type="simple" xlink:href="https://code.s3.yandex.net/datasets/ferma_dad.csv" office:target-frame-name="_blank" xlink:show="new" text:style-name="Internet_20_link" text:visited-style-name="Visited_20_Internet_20_Link">ferma_dad.csv</text:a></text:p>
      <text:p text:style-name="P3"><text:a xlink:type="simple" xlink:href="https://code.s3.yandex.net/datasets/cow_buy.csv" office:target-frame-name="_blank" xlink:show="new" text:style-name="Internet_20_link" text:visited-style-name="Visited_20_Internet_20_Link">cow_buy.csv</text:a></text:p>
      <text:p text:style-name="Text_20_body">Вы можете их скачать, нажав на название каждого.</text:p>
      <text:list text:style-name="L3">
        <text:list-item>
          <text:p text:style-name="P11">Файл <text:a xlink:type="simple" xlink:href="https://code.s3.yandex.net/datasets/ferma_main.csv" office:target-frame-name="_blank" xlink:show="new" text:style-name="Internet_20_link" text:visited-style-name="Visited_20_Internet_20_Link"><text:span text:style-name="Source_20_Text"><text:span text:style-name="T1">ferma_main.csv</text:span></text:span></text:a> содержит данные о стаде фермера на текущий момент. Описание данных: </text:p>
          <text:list>
            <text:list-item>
              <text:p text:style-name="P11"><text:span text:style-name="Source_20_Text"><text:span text:style-name="T1">id</text:span></text:span> — уникальный идентификатор коровы.</text:p>
            </text:list-item>
            <text:list-item>
              <text:p text:style-name="P11"><text:span text:style-name="Source_20_Text"><text:span text:style-name="T1">Удой, кг</text:span></text:span> — масса молока, которую корова даёт в год (в килограммах).</text:p>
            </text:list-item>
            <text:list-item>
              <text:p text:style-name="P11"><text:span text:style-name="Source_20_Text"><text:span text:style-name="T1">ЭКЕ (Энергетическая кормовая единица)</text:span></text:span> — показатель питательности корма коровы.</text:p>
            </text:list-item>
            <text:list-item>
              <text:p text:style-name="P11"><text:span text:style-name="Source_20_Text"><text:span text:style-name="T1">Сырой протеин, г</text:span></text:span> — содержание сырого протеина в корме (в граммах).</text:p>
            </text:list-item>
            <text:list-item>
              <text:p text:style-name="P11"><text:soft-page-break/><text:span text:style-name="Source_20_Text"><text:span text:style-name="T1">СПО (Сахаро-протеиновое соотношение)</text:span></text:span> — отношение сахара к протеину в корме коровы.</text:p>
            </text:list-item>
            <text:list-item>
              <text:p text:style-name="P11"><text:span text:style-name="Source_20_Text"><text:span text:style-name="T1">Порода</text:span></text:span> — порода коровы.</text:p>
            </text:list-item>
            <text:list-item>
              <text:p text:style-name="P11"><text:span text:style-name="Source_20_Text"><text:span text:style-name="T1">Тип пастбища</text:span></text:span> — ландшафт лугов, на которых паслась корова.</text:p>
            </text:list-item>
            <text:list-item>
              <text:p text:style-name="P11"><text:span text:style-name="Source_20_Text"><text:span text:style-name="T1">порода папы_быка</text:span></text:span> — порода папы коровы.</text:p>
            </text:list-item>
            <text:list-item>
              <text:p text:style-name="P11"><text:span text:style-name="Source_20_Text"><text:span text:style-name="T1">Жирность,%</text:span></text:span> — содержание жиров в молоке (в процентах).</text:p>
            </text:list-item>
            <text:list-item>
              <text:p text:style-name="P11"><text:span text:style-name="Source_20_Text"><text:span text:style-name="T1">Белок,%</text:span></text:span> — содержание белков в молоке (в процентах).</text:p>
            </text:list-item>
            <text:list-item>
              <text:p text:style-name="P11"><text:span text:style-name="Source_20_Text"><text:span text:style-name="T1">Вкус молока</text:span></text:span> — оценка вкуса по личным критериям фермера, бинарный признак (<text:span text:style-name="Source_20_Text"><text:span text:style-name="T1">вкусно</text:span></text:span>, <text:span text:style-name="Source_20_Text"><text:span text:style-name="T1">не вкусно</text:span></text:span>).</text:p>
            </text:list-item>
            <text:list-item>
              <text:p text:style-name="P11"><text:span text:style-name="Source_20_Text"><text:span text:style-name="T1">Возраст</text:span></text:span> — возраст коровы, бинарный признак (<text:span text:style-name="Source_20_Text"><text:span text:style-name="T1">менее_2_лет</text:span></text:span>, <text:span text:style-name="Source_20_Text"><text:span text:style-name="T1">более_2_лет</text:span></text:span>).</text:p>
            </text:list-item>
          </text:list>
          <text:p text:style-name="P12">Признаки в датасете <text:span text:style-name="Source_20_Text"><text:span text:style-name="T1">ferma_main.csv</text:span></text:span> можно разделить на группы.</text:p>
          <text:list text:continue-numbering="true">
            <text:list-item>
              <text:p text:style-name="P12">Характеристики коровы: <text:span text:style-name="Source_20_Text"><text:span text:style-name="T1">id</text:span></text:span>, <text:span text:style-name="Source_20_Text"><text:span text:style-name="T1">Порода</text:span></text:span>, <text:span text:style-name="Source_20_Text"><text:span text:style-name="T1">порода папы_быка</text:span></text:span>, <text:span text:style-name="Source_20_Text"><text:span text:style-name="T1">Возраст</text:span></text:span>.</text:p>
            </text:list-item>
            <text:list-item>
              <text:p text:style-name="P12">Характеристики корма: <text:span text:style-name="Source_20_Text"><text:span text:style-name="T1">ЭКЕ (Энергетическая кормовая единица)</text:span></text:span>, <text:span text:style-name="Source_20_Text"><text:span text:style-name="T1">Сырой протеин, г</text:span></text:span>, <text:span text:style-name="Source_20_Text"><text:span text:style-name="T1">СПО (Сахаро-протеиновое соотношение)</text:span></text:span>.</text:p>
            </text:list-item>
            <text:list-item>
              <text:p text:style-name="P12">Характеристика пастбища: <text:span text:style-name="Source_20_Text"><text:span text:style-name="T1">Тип пастбища</text:span></text:span>.</text:p>
            </text:list-item>
            <text:list-item>
              <text:p text:style-name="P12">Характеристики молока: <text:span text:style-name="Source_20_Text"><text:span text:style-name="T1">Удой, кг</text:span></text:span>, <text:span text:style-name="Source_20_Text"><text:span text:style-name="T1">Жирность,%</text:span></text:span>, <text:span text:style-name="Source_20_Text"><text:span text:style-name="T1">Белок,%</text:span></text:span>, <text:span text:style-name="Source_20_Text"><text:span text:style-name="T1">Вкус молока</text:span></text:span>.</text:p>
            </text:list-item>
          </text:list>
          <text:p text:style-name="P12">Такое разделение поможет вам понять, как взаимосвязаны признаки в датасете.</text:p>
        </text:list-item>
        <text:list-item>
          <text:p text:style-name="P12">Файл <text:a xlink:type="simple" xlink:href="https://code.s3.yandex.net/datasets/ferma_dad.csv" office:target-frame-name="_blank" xlink:show="new" text:style-name="Internet_20_link" text:visited-style-name="Visited_20_Internet_20_Link"><text:span text:style-name="Source_20_Text"><text:span text:style-name="T1">ferma_dad.csv</text:span></text:span></text:a> хранит имя папы каждой коровы в стаде фермера. Описание данных: </text:p>
          <text:list>
            <text:list-item>
              <text:p text:style-name="P12"><text:span text:style-name="Source_20_Text"><text:span text:style-name="T1">id</text:span></text:span> — уникальный идентификатор коровы.</text:p>
            </text:list-item>
            <text:list-item>
              <text:p text:style-name="P12"><text:span text:style-name="Source_20_Text"><text:span text:style-name="T1">Имя Папы</text:span></text:span> — имя папы коровы.</text:p>
            </text:list-item>
          </text:list>
        </text:list-item>
        <text:list-item>
          <text:p text:style-name="P11">Файл <text:a xlink:type="simple" xlink:href="https://code.s3.yandex.net/datasets/cow_buy.csv" office:target-frame-name="_blank" xlink:show="new" text:style-name="Internet_20_link" text:visited-style-name="Visited_20_Internet_20_Link"><text:span text:style-name="Source_20_Text"><text:span text:style-name="T1">cow_buy.csv</text:span></text:span></text:a> — это данные о коровах «ЭкоФермы», которых фермер хочет изучить перед покупкой. Описание данных: </text:p>
          <text:list>
            <text:list-item>
              <text:p text:style-name="P11"><text:span text:style-name="Source_20_Text"><text:span text:style-name="T1">Порода</text:span></text:span> — порода коровы.</text:p>
            </text:list-item>
            <text:list-item>
              <text:p text:style-name="P11"><text:span text:style-name="Source_20_Text"><text:span text:style-name="T1">Тип пастбища</text:span></text:span> — ландшафт лугов, на которых паслась корова.</text:p>
            </text:list-item>
            <text:list-item>
              <text:p text:style-name="P11"><text:span text:style-name="Source_20_Text"><text:span text:style-name="T1">порода папы_быка</text:span></text:span> — порода папы коровы.</text:p>
            </text:list-item>
            <text:list-item>
              <text:p text:style-name="P11"><text:span text:style-name="Source_20_Text"><text:span text:style-name="T1">Имя_папы</text:span></text:span> — имя папы коровы.</text:p>
            </text:list-item>
            <text:list-item>
              <text:p text:style-name="P11"><text:span text:style-name="Source_20_Text"><text:span text:style-name="T1">Текущая_жирность,%</text:span></text:span> — содержание жиров в молоке (в процентах).</text:p>
            </text:list-item>
            <text:list-item>
              <text:p text:style-name="P11"><text:span text:style-name="Source_20_Text"><text:span text:style-name="T1">Текущий_уровень_белок,%</text:span></text:span> — содержание белков в молоке (в процентах).</text:p>
            </text:list-item>
            <text:list-item>
              <text:p text:style-name="P11"><text:span text:style-name="Source_20_Text"><text:span text:style-name="T1">Возраст</text:span></text:span> — возраст коровы, бинарный признак (<text:span text:style-name="Source_20_Text"><text:span text:style-name="T1">менее_2_лет</text:span></text:span>, <text:span text:style-name="Source_20_Text"><text:span text:style-name="T1">более_2_лет</text:span></text:span>).</text:p>
            </text:list-item>
          </text:list>
          <text:p text:style-name="P12">Данные в файлах <text:span text:style-name="Source_20_Text"><text:span text:style-name="T1">ferma_main.csv</text:span></text:span> и <text:span text:style-name="Source_20_Text"><text:span text:style-name="T1">cow_buy.csv</text:span></text:span> похожи, но у датасета <text:span text:style-name="Source_20_Text"><text:span text:style-name="T1">cow_buy.csv</text:span></text:span> несколько особенностей.</text:p>
          <text:list text:continue-numbering="true">
            <text:list-item>
              <text:p text:style-name="P12">Содержание белков и жиров в молоке указано на момент продажи — когда «ЭкоФерма» давала коровам свой корм.</text:p>
            </text:list-item>
            <text:list-item>
              <text:p text:style-name="P12">Параметры корма <text:span text:style-name="Source_20_Text"><text:span text:style-name="T1">ЭКЕ (Энергетическая кормовая единица)</text:span></text:span>, <text:span text:style-name="Source_20_Text"><text:span text:style-name="T1">Сырой протеин, г</text:span></text:span> и <text:span text:style-name="Source_20_Text"><text:span text:style-name="T1">СПО (Сахаро-протеиновое соотношение)</text:span></text:span> отсутствуют. <text:soft-page-break/>Технологи заказчика пересмотрели подход к кормлению: для новых коров планируется увеличить значения каждого из этих параметров на 5%.</text:p>
            </text:list-item>
            <text:list-item>
              <text:p text:style-name="P13">Кроме того, отсутствуют признаки <text:span text:style-name="Source_20_Text"><text:span text:style-name="T1">Удой, кг</text:span></text:span> и <text:span text:style-name="Source_20_Text"><text:span text:style-name="T1">Вкус молока</text:span></text:span>. Это целевые признаки, именно их предстоит предсказать!</text:p>
            </text:list-item>
          </text:list>
        </text:list-item>
      </text:list>
      <text:h text:style-name="P1" text:outline-level="2">Инструкция по выполнению проекта</text:h>
      <text:p text:style-name="P7">Для исследовательского анализа данных и оценки качества моделей вы можете создавать и использовать функции. Они заметно упростят вам работу:</text:p>
      <text:p text:style-name="P8">• вам не придётся постоянно повторять однотипный код и обновлять данные; • вы уменьшите риск допустить ошибку в коде; • ваш код будет более лаконичным и понятным; • вы сможете использовать ваши функции для будущих проектов.</text:p>
      <text:p text:style-name="P8">При проверке этого проекта ревьюеры не будут негативно оценивать отсутствие функций — используйте их по желанию.</text:p>
      <text:p text:style-name="P14"><text:span text:style-name="Strong_20_Emphasis">Шаг 1. Загрузите и изучите данные</text:span></text:p>
      <text:list text:style-name="L4">
        <text:list-item>
          <text:p text:style-name="P15">Загрузите данные в датафреймы <text:span text:style-name="Source_20_Text"><text:span text:style-name="T1">pandas</text:span></text:span>. Файлы можно скачать по ссылкам в описании, они даже доступны через пути: </text:p>
          <text:list>
            <text:list-item>
              <text:p text:style-name="P15"><text:span text:style-name="Source_20_Text"><text:span text:style-name="T1">/datasets/ferma_main.csv</text:span></text:span></text:p>
            </text:list-item>
            <text:list-item>
              <text:p text:style-name="P15"><text:span text:style-name="Source_20_Text"><text:span text:style-name="T1">/datasets/ferma_dad.csv</text:span></text:span></text:p>
            </text:list-item>
            <text:list-item>
              <text:p text:style-name="P16"><text:span text:style-name="Source_20_Text"><text:span text:style-name="T1">/datasets/cow_buy.csv</text:span></text:span></text:p>
            </text:list-item>
          </text:list>
        </text:list-item>
      </text:list>
      <text:list text:style-name="L5">
        <text:list-item>
          <text:p text:style-name="P17">Изучите данные. Определите, соответствуют ли они описанию задачи и изученным в прошлых спринтах стандартам оформления данных. При необходимости переименуйте столбцы.</text:p>
        </text:list-item>
      </text:list>
      <text:p text:style-name="P18"><text:span text:style-name="Strong_20_Emphasis">Шаг 2. Предобработка данных</text:span></text:p>
      <text:p text:style-name="P18">Проверьте данные на наличие пропусков и дубликатов. Узнайте, корректны ли типы данных у каждого признака. При необходимости устраните все проблемы с данными.</text:p>
      <text:p text:style-name="P14"><text:span text:style-name="Strong_20_Emphasis">Шаг 3. Исследовательский анализ данных</text:span></text:p>
      <text:list text:style-name="L6">
        <text:list-item>
          <text:p text:style-name="P19">Проведите статистический анализ всех признаков.</text:p>
        </text:list-item>
        <text:list-item>
          <text:p text:style-name="P19">Постройте графики для каждого признака. Помните, что количественным и категориальным признакам подходят разные графики.</text:p>
        </text:list-item>
        <text:list-item>
          <text:p text:style-name="P19">Сделайте выводы о данных: </text:p>
          <text:list>
            <text:list-item>
              <text:p text:style-name="P19">напишите, заметили ли вы выбросы, необычное распределение количественных признаков или другие особенности;</text:p>
            </text:list-item>
            <text:list-item>
              <text:p text:style-name="P20">расскажите, как вы планируете улучшить данные.</text:p>
            </text:list-item>
          </text:list>
        </text:list-item>
      </text:list>
      <text:p text:style-name="P14"><text:span text:style-name="Strong_20_Emphasis">Шаг 4. Проведите корреляционный анализ признаков в датасете</text:span> <text:span text:style-name="Source_20_Text"><text:span text:style-name="T1">ferma_main.csv</text:span></text:span></text:p>
      <text:list text:style-name="L7">
        <text:list-item>
          <text:p text:style-name="P21">Изучите взаимосвязь между признаками: рассчитайте коэффициенты корреляции между всеми признаками.</text:p>
        </text:list-item>
        <text:list-item>
          <text:p text:style-name="P21">Постройте диаграммы рассеяния <text:span text:style-name="Source_20_Text"><text:span text:style-name="T1">scatterplot</text:span></text:span> для признака <text:span text:style-name="Source_20_Text"><text:span text:style-name="T1">Удой, кг</text:span></text:span> и всех количественных признаков с учётом значения категориальных признаков. Пример: диаграмма рассеяния для <text:span text:style-name="Source_20_Text"><text:span text:style-name="T1">Удой, кг</text:span></text:span> и <text:span text:style-name="Source_20_Text"><text:span text:style-name="T1">Сырой протеин, г</text:span></text:span>, цвет точек диаграммы отображает признак <text:span text:style-name="Source_20_Text"><text:span text:style-name="T1">Порода</text:span></text:span>. Учитывайте, что виды связи в подгруппах могут различаться — например, для разных пород.</text:p>
        </text:list-item>
        <text:list-item>
          <text:p text:style-name="P21"><text:soft-page-break/>Сделайте выводы о взаимосвязи признаков. </text:p>
          <text:list>
            <text:list-item>
              <text:p text:style-name="P21">Какой тип взаимосвязи между целевым и входными признаками?</text:p>
            </text:list-item>
            <text:list-item>
              <text:p text:style-name="P21">Есть ли нелинейные связи между целевым и входными признаками? Нужно ли вводить в модель дополнительные признаки, чтобы это учесть?</text:p>
            </text:list-item>
            <text:list-item>
              <text:p text:style-name="P22">Наблюдается ли мультиколлинеарность между входными признаками?</text:p>
            </text:list-item>
          </text:list>
        </text:list-item>
      </text:list>
      <text:p text:style-name="P18"><text:span text:style-name="Strong_20_Emphasis">Шаг 5. Задача регрессии</text:span></text:p>
      <text:p text:style-name="P14">Вам предстоит обучить три модели простой линейной регрессии.</text:p>
      <text:list text:style-name="L8">
        <text:list-item>
          <text:p text:style-name="P23">Подготовьте данные датасета <text:span text:style-name="Source_20_Text"><text:span text:style-name="T1">ferma_main.csv</text:span></text:span> и обучите на них первую модель <text:span text:style-name="Source_20_Text"><text:span text:style-name="T1">LinearRegression</text:span></text:span>. </text:p>
          <text:list>
            <text:list-item>
              <text:p text:style-name="P23">Используйте в качестве целевого признак <text:span text:style-name="Source_20_Text"><text:span text:style-name="T1">Удой, кг</text:span></text:span>.</text:p>
            </text:list-item>
            <text:list-item>
              <text:p text:style-name="P23">Отберите признаки, которые подходят для модели линейной регрессии, аргументируйте выбор. Опирайтесь не только на наличие или отсутствие линейной связи между признаками, но и на причинно-следственные связи между удоем коров и группами признаков из описания датасета.</text:p>
            </text:list-item>
            <text:list-item>
              <text:p text:style-name="P23">Разбейте данные на тренировочную и тестовую выборки.</text:p>
            </text:list-item>
            <text:list-item>
              <text:p text:style-name="P23">Кодируйте категориальные признаки с помощью <text:span text:style-name="Source_20_Text"><text:span text:style-name="T1">OneHotEncoder</text:span></text:span>.</text:p>
            </text:list-item>
            <text:list-item>
              <text:p text:style-name="P23">Масштабируйте количественные признаки с помощью <text:span text:style-name="Source_20_Text"><text:span text:style-name="T1">StandardScaler</text:span></text:span>.</text:p>
            </text:list-item>
            <text:list-item>
              <text:p text:style-name="P23">Обучите модель линейной регрессии на подготовленных данных.</text:p>
            </text:list-item>
            <text:list-item>
              <text:p text:style-name="P23">Оцените качество модели на тестовой выборке: рассчитайте R², проанализируйте остатки с помощью графиков.</text:p>
            </text:list-item>
            <text:list-item>
              <text:p text:style-name="P23">Оформите выводы, укажите: </text:p>
              <text:list>
                <text:list-item>
                  <text:p text:style-name="P23">значение R² модели;</text:p>
                </text:list-item>
                <text:list-item>
                  <text:p text:style-name="P23">какие выводы следуют из анализа остатков;</text:p>
                </text:list-item>
                <text:list-item>
                  <text:p text:style-name="P23">нужны ли дополнительные исследования.</text:p>
                </text:list-item>
              </text:list>
            </text:list-item>
          </text:list>
        </text:list-item>
        <text:list-item>
          <text:p text:style-name="P23">Подготовьте данные с учётом связи входных признаков с целевым и обучите на них вторую модель <text:span text:style-name="Source_20_Text"><text:span text:style-name="T1">LinearRegression</text:span></text:span>. </text:p>
          <text:list>
            <text:list-item>
              <text:p text:style-name="P23">Посмотрите на диаграммы рассеяния: на них можно увидеть, что некоторые входные признаки связаны с целевым нелинейно. Исключите нелинейность, чтобы эти признаки были информативны для линейной регрессии. Вот несколько способов, которыми это можно сделать: </text:p>
              <text:list>
                <text:list-item>
                  <text:p text:style-name="P23">Вы обнаружите, что <text:span text:style-name="Source_20_Text"><text:span text:style-name="T1">СПО</text:span></text:span> и <text:span text:style-name="Source_20_Text"><text:span text:style-name="T1">Удой</text:span></text:span> связаны нелинейно. На их диаграмме рассеяния наблюдения сгруппированы в два кластера, причём есть такое значение <text:span text:style-name="Source_20_Text"><text:span text:style-name="T1">СПО</text:span></text:span>, которое можно считать границей между кластерами. Чтобы устранить нелинейность, преобразуйте <text:span text:style-name="Source_20_Text"><text:span text:style-name="T1">СПО</text:span></text:span> в категориальный бинарный признак, использовав эту границу.</text:p>
                </text:list-item>
                <text:list-item>
                  <text:p text:style-name="P23">Вы обнаружите, что <text:span text:style-name="Source_20_Text"><text:span text:style-name="T1">ЭКЕ</text:span></text:span> и <text:span text:style-name="Source_20_Text"><text:span text:style-name="T1">Удой</text:span></text:span> также связаны нелинейно. Нелинейность между ними можно исключить, если ввести новый признак <text:span text:style-name="Source_20_Text"><text:span text:style-name="T1">ЭКЕ в квадрате</text:span></text:span>.</text:p>
                </text:list-item>
              </text:list>
            </text:list-item>
            <text:list-item>
              <text:p text:style-name="P23">Повторите шаги из пункта 1 и создайте вторую модель: подготовьте данные, обучите модель, оцените её качество и напишите выводы.</text:p>
            </text:list-item>
          </text:list>
        </text:list-item>
        <text:list-item>
          <text:p text:style-name="P23">Добавьте в данные новый признак и обучите на них третью модель <text:span text:style-name="Source_20_Text"><text:span text:style-name="T1">LinearRegression</text:span></text:span>. </text:p>
          <text:list>
            <text:list-item>
              <text:p text:style-name="P23">Добавьте признак <text:span text:style-name="Source_20_Text"><text:span text:style-name="T1">Имя Папы</text:span></text:span> из файла <text:span text:style-name="Source_20_Text"><text:span text:style-name="T1">ferma_dad.csv</text:span></text:span>, соединив его с остальными данными <text:span text:style-name="Source_20_Text"><text:span text:style-name="T1">ferma_main.csv</text:span></text:span> по ключу.</text:p>
            </text:list-item>
            <text:list-item>
              <text:p text:style-name="P23"><text:soft-page-break/>Устраните нелинейность между признаками.</text:p>
            </text:list-item>
            <text:list-item>
              <text:p text:style-name="P23">Повторите шаги из пункта 1 и создайте третью модель: подготовьте данные, обучите модель, оцените её качество и напишите выводы.</text:p>
            </text:list-item>
          </text:list>
        </text:list-item>
        <text:list-item>
          <text:p text:style-name="P23">Сравните качество трёх моделей линейной регрессии, сопоставьте их R² и остатки.</text:p>
        </text:list-item>
        <text:list-item>
          <text:p text:style-name="P23">Оцените качество каждой модели по трём метрикам: MSE, MAE, RMSE. Используйте функции для расчёта метрик. </text:p>
          <text:list>
            <text:list-item>
              <text:p text:style-name="P23">Выберите лучшую модель;</text:p>
            </text:list-item>
            <text:list-item>
              <text:p text:style-name="P23">Укажите доверительный интервал прогноза лучшей модели. Для этого рассчитайте квантили ошибки модели на тренировочных данных.</text:p>
            </text:list-item>
          </text:list>
        </text:list-item>
        <text:list-item>
          <text:p text:style-name="P23">С помощью лучшей модели спрогнозируйте удой коров, которых фермер хочет купить. Данные о них находятся в датасете <text:span text:style-name="Source_20_Text"><text:span text:style-name="T1">cow_buy.csv</text:span></text:span>. </text:p>
          <text:list>
            <text:list-item>
              <text:p text:style-name="P23">Добавьте недостающие признаки <text:span text:style-name="Source_20_Text"><text:span text:style-name="T1">ЭКЕ (Энергетическая кормовая единица)</text:span></text:span>, <text:span text:style-name="Source_20_Text"><text:span text:style-name="T1">Сырой протеин, г</text:span></text:span> и <text:span text:style-name="Source_20_Text"><text:span text:style-name="T1">СПО (Сахаро-протеиновое соотношение)</text:span></text:span>: возьмите из датасета <text:span text:style-name="Source_20_Text"><text:span text:style-name="T1">ferma_main.csv</text:span></text:span> средние значения каждого из признаков и увеличьте их на 5%.</text:p>
            </text:list-item>
            <text:list-item>
              <text:p text:style-name="P23">Выполните подготовку данных, аналогичную той, которую делали для тренировочной выборки.</text:p>
            </text:list-item>
            <text:list-item>
              <text:p text:style-name="P24">Получите прогноз удоя коров.</text:p>
            </text:list-item>
          </text:list>
        </text:list-item>
      </text:list>
      <text:p text:style-name="P14"><text:span text:style-name="Strong_20_Emphasis">Шаг 6. Задача классификации</text:span></text:p>
      <text:list text:style-name="L9">
        <text:list-item>
          <text:p text:style-name="P25">Подготовьте данные датасета <text:span text:style-name="Source_20_Text"><text:span text:style-name="T1">ferma_main.csv</text:span></text:span> и обучите на них модель <text:span text:style-name="Source_20_Text"><text:span text:style-name="T1">LogisticRegression</text:span></text:span>. </text:p>
          <text:list>
            <text:list-item>
              <text:p text:style-name="P25">Используйте в качестве целевого признак <text:span text:style-name="Source_20_Text"><text:span text:style-name="T1">Вкус молока</text:span></text:span>.</text:p>
            </text:list-item>
            <text:list-item>
              <text:p text:style-name="P25">При необходимости преобразуйте имеющиеся или добавьте новые признаки.</text:p>
            </text:list-item>
            <text:list-item>
              <text:p text:style-name="P25">Разбейте данные на тренировочную и тестовую выборки.</text:p>
            </text:list-item>
            <text:list-item>
              <text:p text:style-name="P25">Кодируйте категориальные признаки с помощью <text:span text:style-name="Source_20_Text"><text:span text:style-name="T1">OneHotEncoder</text:span></text:span>.</text:p>
            </text:list-item>
            <text:list-item>
              <text:p text:style-name="P25">Масштабируйте количественные признаки с помощью <text:span text:style-name="Source_20_Text"><text:span text:style-name="T1">StandardScaler</text:span></text:span>.</text:p>
            </text:list-item>
            <text:list-item>
              <text:p text:style-name="P25">Обучите модель логистической регрессии на подготовленных данных.</text:p>
            </text:list-item>
            <text:list-item>
              <text:p text:style-name="P25">Оцените качество модели на тестовой выборке: рассчитайте метрики accuracy, recall, precision.</text:p>
            </text:list-item>
            <text:list-item>
              <text:p text:style-name="P25">Постройте матрицу ошибок.</text:p>
            </text:list-item>
          </text:list>
        </text:list-item>
        <text:list-item>
          <text:p text:style-name="P25">Проанализируйте модель логистической регрессии. </text:p>
          <text:list>
            <text:list-item>
              <text:p text:style-name="P25">Объясните, какая ошибка критичнее всего при покупке коров: первого или второго рода. Помните, что главное для заказчика — вкусное молоко. Сформулируйте ответ с учётом метрик recall и precision, выберите более важную из них.</text:p>
            </text:list-item>
            <text:list-item>
              <text:p text:style-name="P25">Сведите критичную ошибку к нулю: для этого измените порог принадлежности к классам. Ещё раз рассчитайте значения метрик recall и precision. Какое значение порога вы выбрали? Как изменились значения метрик?</text:p>
            </text:list-item>
            <text:list-item>
              <text:p text:style-name="P25">Оформите выводы: скажите, что нужно сделать дальше, исходя из анализа модели?</text:p>
            </text:list-item>
          </text:list>
        </text:list-item>
        <text:list-item>
          <text:p text:style-name="P25">С помощью обученной модели спрогнозируйте вкус молока коров, которых фермер хочет купить. Данные о них находятся в датасете <text:span text:style-name="Source_20_Text"><text:span text:style-name="T1">cow_buy.csv</text:span></text:span>. </text:p>
          <text:list>
            <text:list-item>
              <text:p text:style-name="P25">Выполните подготовку данных, аналогичную той, которую делали для тренировочной выборки.</text:p>
            </text:list-item>
            <text:list-item>
              <text:p text:style-name="P26"><text:soft-page-break/>Получите прогноз вкуса молока коров.</text:p>
            </text:list-item>
          </text:list>
        </text:list-item>
      </text:list>
      <text:p text:style-name="P14"><text:span text:style-name="Strong_20_Emphasis">Шаг 7. Сделайте итоговые выводы</text:span></text:p>
      <text:list text:style-name="L10">
        <text:list-item>
          <text:p text:style-name="P27">Добавьте прогнозы вкуса молока и удоя коров «ЭкоФермы» в датафрейм с коровами, покупку которых рассматривает фермер.</text:p>
        </text:list-item>
        <text:list-item>
          <text:p text:style-name="P27">Отберите коров, для которых спрогнозирован удой более 6000 килограммов в год и вкусное молоко.</text:p>
        </text:list-item>
        <text:list-item>
          <text:p text:style-name="P27">Коротко опишите результаты работы моделей для фермера. </text:p>
          <text:list>
            <text:list-item>
              <text:p text:style-name="P27">Сколько коров он может купить из стада на продажу с минимальным риском для себя? Почему?</text:p>
            </text:list-item>
            <text:list-item>
              <text:p text:style-name="P27">Какие ещё рекомендации можно ему дать?</text:p>
            </text:list-item>
          </text:list>
        </text:list-item>
        <text:list-item>
          <text:p text:style-name="P27">Сделайте выводы о моделях линейной регрессии и логистической регрессии. </text:p>
          <text:list>
            <text:list-item>
              <text:p text:style-name="P27">Какие способы улучшения качества регрессионной модели вы использовали в этой задаче?</text:p>
            </text:list-item>
            <text:list-item>
              <text:p text:style-name="P27">Возможно ли ещё улучшить результаты регрессионной модели? Если можно, то как? Если нет, то почему?</text:p>
            </text:list-item>
            <text:list-item>
              <text:p text:style-name="P28">Какие метрики моделей классификации, в том числе логистической регрессии, важны при анализе рисков или экономических расчётов?</text:p>
            </text:list-item>
          </text:list>
        </text:list-item>
      </text:list>
      <text:h text:style-name="P1" text:outline-level="2">Как будут проверять мой проект</text:h>
      <text:p text:style-name="P18">Мы подготовили критерии оценки проекта, которыми руководствуются ревьюеры. Прежде чем приступить к решению кейса, внимательно их изучите. </text:p>
      <text:p text:style-name="P14">На что обращают внимание ревьюеры, проверяя проект:</text:p>
      <text:list text:style-name="L11">
        <text:list-item>
          <text:p text:style-name="P29">как вы готовите данные к обучению, все ли особенности увидели и обрабатываете;</text:p>
        </text:list-item>
        <text:list-item>
          <text:p text:style-name="P29">хорошо ли объясняете шаги по предобработке данных и исследовательскому анализу;</text:p>
        </text:list-item>
        <text:list-item>
          <text:p text:style-name="P29">как проводите корреляционный анализ, проводите ли исследования в подгруппах;</text:p>
        </text:list-item>
        <text:list-item>
          <text:p text:style-name="P29">используете ли при корреляционном анализе графики;</text:p>
        </text:list-item>
        <text:list-item>
          <text:p text:style-name="P29">какие выводы об исследовании задачи делаете;</text:p>
        </text:list-item>
        <text:list-item>
          <text:p text:style-name="P29">корректно ли разбиваете данные на выборки;</text:p>
        </text:list-item>
        <text:list-item>
          <text:p text:style-name="P29">верно ли выбираете методы моделирования;</text:p>
        </text:list-item>
        <text:list-item>
          <text:p text:style-name="P29">корректно ли проводите обучение;</text:p>
        </text:list-item>
        <text:list-item>
          <text:p text:style-name="P29">корректно ли оцениваете модель по метрикам;</text:p>
        </text:list-item>
        <text:list-item>
          <text:p text:style-name="P29">корректно ли исследуете остатки модели;</text:p>
        </text:list-item>
        <text:list-item>
          <text:p text:style-name="P29">следите за структурой проекта и поддерживаете аккуратность кода;</text:p>
        </text:list-item>
        <text:list-item>
          <text:p text:style-name="P29">правильно ли используете модели;</text:p>
        </text:list-item>
        <text:list-item>
          <text:p text:style-name="P30">соблюдаете ли вы требования заказчика, даёте ли ему практические рекомендации.</text:p>
        </text:list-item>
      </text:list>
      <text:p text:style-name="P18">Успехов!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'Ubuntu Mono', consolas, source-code-pro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6T19:47:36.790000000</meta:creation-date>
    <meta:print-date>2025-03-26T19:50:05.825000000</meta:print-date>
    <dc:date>2025-03-26T19:53:38.774000000</dc:date>
    <meta:editing-duration>PT6M2S</meta:editing-duration>
    <meta:editing-cycles>1</meta:editing-cycles>
    <meta:document-statistic meta:table-count="0" meta:image-count="0" meta:object-count="0" meta:page-count="6" meta:paragraph-count="150" meta:word-count="1748" meta:character-count="12407" meta:non-whitespace-character-count="10882"/>
    <meta:generator>LibreOffice/7.4.1.2$Windows_X86_64 LibreOffice_project/3c58a8f3a960df8bc8fd77b461821e42c061c5f0</meta:generator>
  </office:meta>
</office:document-meta>
</file>